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09:26:35.930010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9T09:26:57.977608445</dc:date>
    <meta:editing-duration>PT7H6M2S</meta:editing-duration>
    <meta:editing-cycles>16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111" meta:object-count="0"/>
  </office:meta>
</office:document-meta>
</file>